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020000018A000000E1B74BF339.eps" manifest:media-type=""/>
  <manifest:file-entry manifest:full-path="Pictures/2000000D000036D900001F027FD97226.wmf" manifest:media-type=""/>
  <manifest:file-entry manifest:full-path="Pictures/2000000D0000369200001F02B6A62714.wmf" manifest:media-type=""/>
  <manifest:file-entry manifest:full-path="Pictures/2000000D0000364B00001F022646D77A.wmf" manifest:media-type=""/>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tab-stop style:position="0.75in"/>
        </style:tab-stops>
      </style:paragraph-properties>
      <style:text-properties fo:font-weight="bold" style:font-weight-asian="bold"/>
    </style:style>
    <style:style style:name="P6" style:family="paragraph" style:parent-style-name="Standard">
      <style:paragraph-properties>
        <style:tab-stops>
          <style:tab-stop style:position="0.5in"/>
        </style:tab-stops>
      </style:paragraph-properties>
      <style:text-properties fo:font-weight="bold" style:font-weight-asian="bold"/>
    </style:style>
    <style:style style:name="P7" style:family="paragraph" style:parent-style-name="Standard">
      <style:paragraph-properties fo:text-align="center" style:justify-single-word="false"/>
      <style:text-properties style:text-position="0% 100%" fo:font-size="12pt" style:font-size-asian="12pt"/>
    </style:style>
    <style:style style:name="P8" style:family="paragraph" style:parent-style-name="Standard">
      <style:paragraph-properties fo:text-align="justify" style:justify-single-word="false"/>
    </style:style>
    <style:style style:name="P9" style:family="paragraph" style:parent-style-name="Standard">
      <style:paragraph-properties>
        <style:tab-stops>
          <style:tab-stop style:position="0.75in"/>
        </style:tab-stops>
      </style:paragraph-properties>
    </style:style>
    <style:style style:name="P10" style:family="paragraph" style:parent-style-name="Standard">
      <style:paragraph-properties>
        <style:tab-stops>
          <style:tab-stop style:position="0.75in"/>
        </style:tab-stops>
      </style:paragraph-properties>
      <style:text-properties officeooo:paragraph-rsid="000849de"/>
    </style:style>
    <style:style style:name="P11" style:family="paragraph" style:parent-style-name="Standard">
      <style:paragraph-properties>
        <style:tab-stops>
          <style:tab-stop style:position="0.75in"/>
        </style:tab-stops>
      </style:paragraph-properties>
      <style:text-properties fo:language="en" fo:country="US" style:language-asian="en" style:country-asian="US" style:font-size-complex="10pt" style:language-complex="none" style:country-complex="none"/>
    </style:style>
    <style:style style:name="P12" style:family="paragraph" style:parent-style-name="Standard">
      <style:paragraph-properties>
        <style:tab-stops>
          <style:tab-stop style:position="0.5in"/>
        </style:tab-stops>
      </style:paragraph-properties>
    </style:style>
    <style:style style:name="P13" style:family="paragraph" style:parent-style-name="Standard">
      <style:text-properties officeooo:paragraph-rsid="000849de"/>
    </style:style>
    <style:style style:name="P14" style:family="paragraph" style:parent-style-name="Standard">
      <style:text-properties officeooo:paragraph-rsid="000ba35b"/>
    </style:style>
    <style:style style:name="P15" style:family="paragraph" style:parent-style-name="Standard">
      <style:paragraph-properties fo:margin-top="0.1665in" fo:margin-bottom="0in" loext:contextual-spacing="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list-style-name="WW8Num3">
      <style:paragraph-properties fo:margin-left="0in" fo:margin-right="0in" fo:text-indent="0in" style:auto-text-indent="false">
        <style:tab-stops>
          <style:tab-stop style:position="0.25in"/>
        </style:tab-stops>
      </style:paragraph-properties>
    </style:style>
    <style:style style:name="T1" style:family="text">
      <style:text-properties fo:color="#000080" style:font-name="Arial" fo:font-size="14pt" fo:font-weight="bold" style:font-size-asian="14pt" style:font-weight-asian="bold" style:font-name-complex="Arial"/>
    </style:style>
    <style:style style:name="T2" style:family="text">
      <style:text-properties fo:color="#000080" style:font-name="Arial" fo:font-size="14pt" fo:font-style="italic" fo:font-weight="bold" style:font-size-asian="14pt" style:font-style-asian="italic" style:font-weight-asian="bold" style:font-name-complex="Ari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style:text-position="super 58%"/>
    </style:style>
    <style:style style:name="T7" style:family="text">
      <style:text-properties style:text-position="0% 100%" fo:font-size="12pt" style:font-size-asian="12pt"/>
    </style:style>
    <style:style style:name="T8" style:family="text">
      <style:text-properties style:text-position="0% 100%" fo:font-size="12pt" fo:font-style="italic" style:font-size-asian="12pt" style:font-style-asian="italic"/>
    </style:style>
    <style:style style:name="T9" style:family="text">
      <style:text-properties style:font-weight-complex="bold"/>
    </style:style>
    <style:style style:name="T10" style:family="text">
      <style:text-properties style:text-position="sub 58%"/>
    </style:style>
    <style:style style:name="T11" style:family="text">
      <style:text-properties style:text-position="sub 58%" fo:font-style="italic" style:font-style-asian="italic"/>
    </style:style>
    <style:style style:name="T12" style:family="text">
      <style:text-properties style:text-position="sub 58%" style:font-name="Symbol" fo:font-style="italic" style:font-style-asian="italic" style:font-name-complex="Symbol"/>
    </style:style>
    <style:style style:name="T13" style:family="text">
      <style:text-properties style:font-name="Symbol" style:font-name-complex="Symbol"/>
    </style:style>
    <style:style style:name="T14" style:family="text">
      <style:text-properties officeooo:rsid="000f1e99"/>
    </style:style>
    <style:style style:name="T15" style:family="text">
      <style:text-properties officeooo:rsid="000fb0fa"/>
    </style:style>
    <style:style style:name="T16" style:family="text">
      <style:text-properties officeooo:rsid="00172399"/>
    </style:style>
    <style:style style:name="fr1" style:family="graphic" style:parent-style-name="Frame">
      <style:graphic-properties fo:margin-left="0.1256in" fo:margin-right="0.1256in" style:wrap="none" style:vertical-pos="from-top" style:vertical-rel="paragraph" style:horizontal-pos="center" style:horizontal-rel="paragraph" fo:background-color="#ffffff" style:background-transparency="0%" fo:padding="0.0008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3" style:family="graphic" style:parent-style-name="Frame">
      <style:graphic-properties fo:margin-left="0.1256in" fo:margin-right="0.1256in" style:wrap="parallel" style:number-wrapped-paragraphs="no-limit" style:vertical-pos="from-top" style:vertical-rel="paragraph" style:horizontal-pos="center"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from-top"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style:vertical-pos="from-top" fo:background-color="#ffffff" style:background-transparency="0%" fo:padding="0.0008in" fo:border="none" draw:ole-draw-aspect="1">
        <style:background-image/>
      </style:graphic-properties>
    </style:style>
    <style:style style:name="fr9" style:family="graphic" style:parent-style-name="OLE">
      <style:graphic-properties fo:margin-left="0in" fo:margin-right="0in" style:vertical-pos="from-top" style:horizontal-pos="center" style:horizontal-rel="paragraph" fo:background-color="#ffffff" style:background-transparency="0%" fo:padding="0.0008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he Johns Hopkins Turbulence Databases (</text:span><text:span text:style-name="T2">JHTDB</text:span><text:span text:style-name="T1">)</text:span></text:p>
      <text:p text:style-name="P2"/>
      <text:p text:style-name="P3">FORCED ISOTROPIC TURBULENCE DATA SET (EXTENDED)</text:p>
      <text:p text:style-name="P3"/>
      <text:p text:style-name="P1"><text:span text:style-name="T5">Data provenance</text:span>: M. Wan<text:span text:style-name="T6">1</text:span>, S. Chen<text:span text:style-name="T6">1,2</text:span>, G. Eyink<text:span text:style-name="T6">1</text:span>, C. Meneveau<text:span text:style-name="T6">1</text:span></text:p>
      <text:p text:style-name="P1"><text:span text:style-name="T5">Database ingest and Web Services</text:span>: E. Perlman<text:span text:style-name="T6">1</text:span>, R. Burns<text:span text:style-name="T6">1</text:span>, Y. Li<text:span text:style-name="T6">1</text:span>, A. Szalay<text:span text:style-name="T6">1</text:span></text:p>
      <text:p text:style-name="P1"/>
      <text:p text:style-name="P1"><text:span text:style-name="T8">Data provenance (extension)</text:span><text:span text:style-name="T7">: P. Johnson</text:span><text:span text:style-name="T6">1</text:span><text:span text:style-name="T7">, C. Meneveau</text:span><text:span text:style-name="T6">1</text:span></text:p>
      <text:p text:style-name="P1"><text:span text:style-name="T8">Database ingest and Web Services (extension)</text:span><text:span text:style-name="T7">: S. Hamilton</text:span><text:span text:style-name="T6">1</text:span><text:span text:style-name="T7">, R. Burns</text:span><text:span text:style-name="T6">1</text:span><text:span text:style-name="T7">, A. Szalay</text:span><text:span text:style-name="T6">1</text:span></text:p>
      <text:p text:style-name="P7"/>
      <text:p text:style-name="P1"><text:span text:style-name="T6">1</text:span>Johns Hopkins University, Baltimore, MD 21218</text:p>
      <text:p text:style-name="P1"><text:span text:style-name="T6">2</text:span>Peking University, Beijing China </text:p>
      <text:p text:style-name="P15">The data is from a direct numerical simulation of forced isotropic turbulence on a 1024<text:span text:style-name="T6">3</text:span> periodic grid, using a pseudo-spectral parallel code. Time integration of the viscous term is done analytically using integrating factor. The other terms are integrated using a second-order Adams-Bashforth scheme<text:span text:style-name="T6"> </text:span>and the nonlinear term is written in vorticity form<text:span text:style-name="T6">1</text:span>. The simulation is de-aliased using phase-shift and a<draw:frame draw:style-name="fr7" draw:name="Object43" text:anchor-type="as-char" svg:y="-0.1634in" svg:width="0.522in" svg:height="0.1984in" draw:z-index="24"><draw:object xlink:href="./Object 43" xlink:type="simple" xlink:show="embed" xlink:actuate="onLoad"/><draw:image xlink:href="./ObjectReplacements/Object 43" xlink:type="simple" xlink:show="embed" xlink:actuate="onLoad"/></draw:frame>truncation<text:span text:style-name="T6">2,3</text:span><text:span text:style-name="T9">.</text:span><text:span text:style-name="T3"> </text:span>Energy is injected by keeping constant the total energy in modes such that their wave-number magnitude is less or equal to 2. After the simulation has reached a statistical stationary state, 50<text:span text:style-name="T15">28</text:span> frames of data, which includes the 3 components of the velocity vector and the pressure, are generated and ingested into the database. The duration of the stored data is about five large-eddy turnover times.</text:p>
      <text:p text:style-name="P8"><text:s/></text:p>
      <text:p text:style-name="P4">Simulation parameters:</text:p>
      <text:p text:style-name="P14">Domain: 2<text:span text:style-name="T13"></text:span> x 2<text:span text:style-name="T13"></text:span> x 2<text:span text:style-name="T13"></text:span> (i.e. range of x<text:span text:style-name="T10">1</text:span> , x<text:span text:style-name="T10">2</text:span> and x<text:span text:style-name="T10">3 </text:span>is [0,2<text:span text:style-name="T13"></text:span>]) </text:p>
      <text:p text:style-name="Standard">Grid: 1024<text:span text:style-name="T6">3</text:span> <text:s text:c="2"/></text:p>
      <text:p text:style-name="Standard">Viscosity (<draw:frame draw:style-name="fr7" draw:name="Object1" text:anchor-type="as-char" svg:y="-0.0862in" svg:width="0.1756in" svg:height="0.0957in" draw:z-index="25"><draw:object xlink:href="./Object 1" xlink:type="simple" xlink:show="embed" xlink:actuate="onLoad"/><draw:image xlink:href="./ObjectReplacements/Object 1" xlink:type="simple" xlink:show="embed" xlink:actuate="onLoad"/></draw:frame>) = 0.000185</text:p>
      <text:p text:style-name="P9">Simulation time-step <draw:frame draw:style-name="fr7" draw:name="Object2" text:anchor-type="as-char" svg:y="-0.1484in" svg:width="0.2661in" svg:height="0.1839in" draw:z-index="26"><draw:object xlink:href="./Object 2" xlink:type="simple" xlink:show="embed" xlink:actuate="onLoad"/><draw:image xlink:href="./ObjectReplacements/Object 2" xlink:type="simple" xlink:show="embed" xlink:actuate="onLoad"/></draw:frame> = 0.0002</text:p>
      <text:p text:style-name="P9">Data are stored separated by <text:span text:style-name="T13"></text:span>t = 0.002 (i.e. every 10 DNS time-steps is stored)</text:p>
      <text:p text:style-name="P9">Time stored: between t=0 and 10.0<text:span text:style-name="T16">56</text:span> <text:s/>(50<text:span text:style-name="T14">28</text:span> time samples separated by <text:span text:style-name="T13"></text:span>t)</text:p>
      <text:p text:style-name="P9"/>
      <text:p text:style-name="P5">Statistical characteristics of turbulence, time averaged over t=0 and 10.0<text:span text:style-name="T16">56</text:span>:</text:p>
      <text:p text:style-name="P9">Total kinetic energy,<draw:frame draw:style-name="fr8" draw:name="Object7" text:anchor-type="as-char" svg:y="-0.2445in" svg:width="0.9689in" svg:height="0.3937in" draw:z-index="0"><draw:object xlink:href="./Object 7" xlink:type="simple" xlink:show="embed" xlink:actuate="onLoad"/><draw:image xlink:href="./ObjectReplacements/Object 7" xlink:type="simple" xlink:show="embed" xlink:actuate="onLoad"/></draw:frame> :<text:tab/><text:tab/><draw:frame draw:style-name="fr8" draw:name="Object8" text:anchor-type="as-char" svg:y="-0.1484in" svg:width="0.828in" svg:height="0.2098in" draw:z-index="1"><draw:object xlink:href="./Object 8" xlink:type="simple" xlink:show="embed" xlink:actuate="onLoad"/><draw:image xlink:href="./ObjectReplacements/Object 8" xlink:type="simple" xlink:show="embed" xlink:actuate="onLoad"/></draw:frame><text:tab/></text:p>
      <text:p text:style-name="P9">Dissipation,<draw:frame draw:style-name="fr8" draw:name="Object9" text:anchor-type="as-char" svg:y="-0.1484in" svg:width="0.9665in" svg:height="0.2098in" draw:z-index="2"><draw:object xlink:href="./Object 9" xlink:type="simple" xlink:show="embed" xlink:actuate="onLoad"/><draw:image xlink:href="./ObjectReplacements/Object 9" xlink:type="simple" xlink:show="embed" xlink:actuate="onLoad"/></draw:frame> : <text:s text:c="3"/><text:tab/><text:tab/><draw:frame draw:style-name="fr8" draw:name="Object10" text:anchor-type="as-char" svg:y="-0.1484in" svg:width="0.6693in" svg:height="0.1846in" draw:z-index="3"><draw:object xlink:href="./Object 10" xlink:type="simple" xlink:show="embed" xlink:actuate="onLoad"/><draw:image xlink:href="./ObjectReplacements/Object 10" xlink:type="simple" xlink:show="embed" xlink:actuate="onLoad"/></draw:frame></text:p>
      <text:p text:style-name="P9">Rms velocity,<draw:frame draw:style-name="fr8" draw:name="Object11" text:anchor-type="as-char" svg:y="-0.1681in" svg:width="1.072in" svg:height="0.2283in" draw:z-index="4"><draw:object xlink:href="./Object 11" xlink:type="simple" xlink:show="embed" xlink:actuate="onLoad"/><draw:image xlink:href="./ObjectReplacements/Object 11" xlink:type="simple" xlink:show="embed" xlink:actuate="onLoad"/></draw:frame> : <text:s text:c="2"/><text:tab/><text:tab/><draw:frame draw:style-name="fr8" draw:name="Object12" text:anchor-type="as-char" svg:y="-0.1484in" svg:width="0.7472in" svg:height="0.1846in" draw:z-index="5"><draw:object xlink:href="./Object 12" xlink:type="simple" xlink:show="embed" xlink:actuate="onLoad"/><draw:image xlink:href="./ObjectReplacements/Object 12" xlink:type="simple" xlink:show="embed" xlink:actuate="onLoad"/></draw:frame></text:p>
      <text:p text:style-name="P9">Taylor Micro. Scale<draw:frame draw:style-name="fr9" draw:name="Object13" text:anchor-type="as-char" svg:y="-0.189in" svg:width="1.1236in" svg:height="0.261in" draw:z-index="6"><draw:object xlink:href="./Object 13" xlink:type="simple" xlink:show="embed" xlink:actuate="onLoad"/><draw:image xlink:href="./ObjectReplacements/Object 13" xlink:type="simple" xlink:show="embed" xlink:actuate="onLoad"/></draw:frame> :<text:tab/><draw:frame draw:style-name="fr8" draw:name="Object14" text:anchor-type="as-char" svg:y="-0.1484in" svg:width="0.6937in" svg:height="0.1846in" draw:z-index="7"><draw:object xlink:href="./Object 14" xlink:type="simple" xlink:show="embed" xlink:actuate="onLoad"/><draw:image xlink:href="./ObjectReplacements/Object 14" xlink:type="simple" xlink:show="embed" xlink:actuate="onLoad"/></draw:frame></text:p>
      <text:p text:style-name="P9">Taylor-scale Reynolds #,<draw:frame draw:style-name="fr8" draw:name="Object15" text:anchor-type="as-char" svg:y="-0.1484in" svg:width="0.8346in" svg:height="0.1874in" draw:z-index="8"><draw:object xlink:href="./Object 15" xlink:type="simple" xlink:show="embed" xlink:actuate="onLoad"/><draw:image xlink:href="./ObjectReplacements/Object 15" xlink:type="simple" xlink:show="embed" xlink:actuate="onLoad"/></draw:frame> :<text:tab/><draw:frame draw:style-name="fr8" draw:name="Object16" text:anchor-type="as-char" svg:y="-0.1484in" svg:width="0.6543in" svg:height="0.1874in" draw:z-index="9"><draw:object xlink:href="./Object 16" xlink:type="simple" xlink:show="embed" xlink:actuate="onLoad"/><draw:image xlink:href="./ObjectReplacements/Object 16" xlink:type="simple" xlink:show="embed" xlink:actuate="onLoad"/></draw:frame></text:p>
      <text:p text:style-name="P9">Kolmogorov time scale <draw:frame draw:style-name="fr7" draw:name="Object17" text:anchor-type="as-char" svg:y="-0.1744in" svg:width="0.6008in" svg:height="0.2339in" draw:z-index="27"><draw:object xlink:href="./Object 17" xlink:type="simple" xlink:show="embed" xlink:actuate="onLoad"/><draw:image xlink:href="./ObjectReplacements/Object 17" xlink:type="simple" xlink:show="embed" xlink:actuate="onLoad"/></draw:frame> :<text:tab/><text:tab/><draw:frame draw:style-name="fr8" draw:name="Object18" text:anchor-type="as-char" svg:y="-0.1484in" svg:width="0.9181in" svg:height="0.2071in" draw:z-index="10"><draw:object xlink:href="./Object 18" xlink:type="simple" xlink:show="embed" xlink:actuate="onLoad"/><draw:image xlink:href="./ObjectReplacements/Object 18" xlink:type="simple" xlink:show="embed" xlink:actuate="onLoad"/></draw:frame></text:p>
      <text:p text:style-name="P9">Kolmogorov length scale <draw:frame draw:style-name="fr8" draw:name="Object19" text:anchor-type="as-char" svg:y="-0.172in" svg:width="0.8756in" svg:height="0.2138in" draw:z-index="11"><draw:object xlink:href="./Object 19" xlink:type="simple" xlink:show="embed" xlink:actuate="onLoad"/><draw:image xlink:href="./ObjectReplacements/Object 19" xlink:type="simple" xlink:show="embed" xlink:actuate="onLoad"/></draw:frame> :<text:tab/><draw:frame draw:style-name="fr8" draw:name="Object20" text:anchor-type="as-char" svg:y="-0.1484in" svg:width="0.8646in" svg:height="0.1902in" draw:z-index="12"><draw:object xlink:href="./Object 20" xlink:type="simple" xlink:show="embed" xlink:actuate="onLoad"/><draw:image xlink:href="./ObjectReplacements/Object 20" xlink:type="simple" xlink:show="embed" xlink:actuate="onLoad"/></draw:frame> </text:p>
      <text:p text:style-name="Standard">Integral scale:<draw:frame draw:style-name="fr8" draw:name="Object21" text:anchor-type="as-char" svg:y="-0.2602in" svg:width="1.3756in" svg:height="0.4335in" draw:z-index="13"><draw:object xlink:href="./Object 21" xlink:type="simple" xlink:show="embed" xlink:actuate="onLoad"/><draw:image xlink:href="./ObjectReplacements/Object 21" xlink:type="simple" xlink:show="embed" xlink:actuate="onLoad"/></draw:frame> :<text:tab/><text:tab/><draw:frame draw:style-name="fr8" draw:name="Object22" text:anchor-type="as-char" svg:y="-0.1484in" svg:width="0.702in" svg:height="0.1846in" draw:z-index="14"><draw:object xlink:href="./Object 22" xlink:type="simple" xlink:show="embed" xlink:actuate="onLoad"/><draw:image xlink:href="./ObjectReplacements/Object 22" xlink:type="simple" xlink:show="embed" xlink:actuate="onLoad"/></draw:frame><text:tab/></text:p>
      <text:p text:style-name="P9">Large eddy turnover time: <draw:frame draw:style-name="fr8" draw:name="Object23" text:anchor-type="as-char" svg:y="-0.1484in" svg:width="0.7154in" svg:height="0.2098in" draw:z-index="15"><draw:object xlink:href="./Object 23" xlink:type="simple" xlink:show="embed" xlink:actuate="onLoad"/><draw:image xlink:href="./ObjectReplacements/Object 23" xlink:type="simple" xlink:show="embed" xlink:actuate="onLoad"/></draw:frame> :<text:tab/><draw:frame draw:style-name="fr8" draw:name="Object24" text:anchor-type="as-char" svg:y="-0.1484in" svg:width="0.6839in" svg:height="0.2098in" draw:z-index="16"><draw:object xlink:href="./Object 24" xlink:type="simple" xlink:show="embed" xlink:actuate="onLoad"/><draw:image xlink:href="./ObjectReplacements/Object 24" xlink:type="simple" xlink:show="embed" xlink:actuate="onLoad"/></draw:frame></text:p>
      <text:p text:style-name="P5"><text:soft-page-break/></text:p>
      <text:p text:style-name="P5"/>
      <text:p text:style-name="P5"/>
      <text:p text:style-name="P5"/>
      <text:p text:style-name="P5">Statistical characteristics of turbulence, time averaged over t=0 and 2.048:</text:p>
      <text:p text:style-name="P10">Total kinetic energy,<draw:frame draw:style-name="fr8" draw:name="Object27" text:anchor-type="as-char" svg:y="-0.2445in" svg:width="0.9689in" svg:height="0.3937in" draw:z-index="28"><draw:object xlink:href="./Object 27" xlink:type="simple" xlink:show="embed" xlink:actuate="onLoad"/><draw:image xlink:href="./ObjectReplacements/Object 27" xlink:type="simple" xlink:show="embed" xlink:actuate="onLoad"/><svg:desc>formula</svg:desc></draw:frame> :<text:tab/><text:tab/><draw:frame draw:style-name="fr8" draw:name="Object28" text:anchor-type="as-char" svg:y="-0.1484in" svg:width="0.828in" svg:height="0.2098in" draw:z-index="31"><draw:object xlink:href="./Object 28" xlink:type="simple" xlink:show="embed" xlink:actuate="onLoad"/><draw:image xlink:href="./ObjectReplacements/Object 28" xlink:type="simple" xlink:show="embed" xlink:actuate="onLoad"/><svg:desc>formula</svg:desc></draw:frame><text:tab/></text:p>
      <text:p text:style-name="P10">Dissipation,<draw:frame draw:style-name="fr8" draw:name="Object29" text:anchor-type="as-char" svg:y="-0.1484in" svg:width="0.9665in" svg:height="0.2098in" draw:z-index="32"><draw:object xlink:href="./Object 29" xlink:type="simple" xlink:show="embed" xlink:actuate="onLoad"/><draw:image xlink:href="./ObjectReplacements/Object 29" xlink:type="simple" xlink:show="embed" xlink:actuate="onLoad"/><svg:desc>formula</svg:desc></draw:frame> : <text:s text:c="3"/><text:tab/><text:tab/><draw:frame draw:style-name="fr8" draw:name="Object30" text:anchor-type="as-char" svg:y="-0.1484in" svg:width="0.7535in" svg:height="0.1846in" draw:z-index="33"><draw:object xlink:href="./Object 30" xlink:type="simple" xlink:show="embed" xlink:actuate="onLoad"/><draw:image xlink:href="./ObjectReplacements/Object 30" xlink:type="simple" xlink:show="embed" xlink:actuate="onLoad"/><svg:desc>formula</svg:desc></draw:frame></text:p>
      <text:p text:style-name="P10">Rms velocity,<draw:frame draw:style-name="fr8" draw:name="Object31" text:anchor-type="as-char" svg:y="-0.1681in" svg:width="1.072in" svg:height="0.2283in" draw:z-index="34"><draw:object xlink:href="./Object 31" xlink:type="simple" xlink:show="embed" xlink:actuate="onLoad"/><draw:image xlink:href="./ObjectReplacements/Object 31" xlink:type="simple" xlink:show="embed" xlink:actuate="onLoad"/><svg:desc>formula</svg:desc></draw:frame> : <text:s text:c="2"/><text:tab/><text:tab/><draw:frame draw:style-name="fr8" draw:name="Object32" text:anchor-type="as-char" svg:y="-0.1484in" svg:width="0.7437in" svg:height="0.1846in" draw:z-index="35"><draw:object xlink:href="./Object 32" xlink:type="simple" xlink:show="embed" xlink:actuate="onLoad"/><draw:image xlink:href="./ObjectReplacements/Object 32" xlink:type="simple" xlink:show="embed" xlink:actuate="onLoad"/><svg:desc>formula</svg:desc></draw:frame></text:p>
      <text:p text:style-name="P10">Taylor Micro. Scale<draw:frame draw:style-name="fr9" draw:name="Object33" text:anchor-type="as-char" svg:y="-0.189in" svg:width="1.1236in" svg:height="0.261in" draw:z-index="36"><draw:object xlink:href="./Object 33" xlink:type="simple" xlink:show="embed" xlink:actuate="onLoad"/><draw:image xlink:href="./ObjectReplacements/Object 33" xlink:type="simple" xlink:show="embed" xlink:actuate="onLoad"/><svg:desc>formula</svg:desc></draw:frame> :<text:tab/><draw:frame draw:style-name="fr8" draw:name="Object34" text:anchor-type="as-char" svg:y="-0.1484in" svg:width="0.6937in" svg:height="0.1846in" draw:z-index="37"><draw:object xlink:href="./Object 34" xlink:type="simple" xlink:show="embed" xlink:actuate="onLoad"/><draw:image xlink:href="./ObjectReplacements/Object 34" xlink:type="simple" xlink:show="embed" xlink:actuate="onLoad"/><svg:desc>formula</svg:desc></draw:frame></text:p>
      <text:p text:style-name="P10">Taylor-scale Reynolds #,<draw:frame draw:style-name="fr8" draw:name="Object35" text:anchor-type="as-char" svg:y="-0.1484in" svg:width="0.8346in" svg:height="0.1874in" draw:z-index="38"><draw:object xlink:href="./Object 35" xlink:type="simple" xlink:show="embed" xlink:actuate="onLoad"/><draw:image xlink:href="./ObjectReplacements/Object 35" xlink:type="simple" xlink:show="embed" xlink:actuate="onLoad"/><svg:desc>formula</svg:desc></draw:frame> :<text:tab/><draw:frame draw:style-name="fr8" draw:name="Object36" text:anchor-type="as-char" svg:y="-0.1484in" svg:width="0.6543in" svg:height="0.1874in" draw:z-index="39"><draw:object xlink:href="./Object 36" xlink:type="simple" xlink:show="embed" xlink:actuate="onLoad"/><draw:image xlink:href="./ObjectReplacements/Object 36" xlink:type="simple" xlink:show="embed" xlink:actuate="onLoad"/><svg:desc>formula</svg:desc></draw:frame></text:p>
      <text:p text:style-name="P10">Kolmogorov time scale <draw:frame draw:style-name="fr7" draw:name="Object37" text:anchor-type="as-char" svg:y="-0.1744in" svg:width="0.6008in" svg:height="0.2335in" draw:z-index="40"><draw:object xlink:href="./Object 37" xlink:type="simple" xlink:show="embed" xlink:actuate="onLoad"/><draw:image xlink:href="./ObjectReplacements/Object 37" xlink:type="simple" xlink:show="embed" xlink:actuate="onLoad"/><svg:desc>formula</svg:desc></draw:frame> :<text:tab/><text:tab/><draw:frame draw:style-name="fr8" draw:name="Object38" text:anchor-type="as-char" svg:y="-0.1484in" svg:width="0.8327in" svg:height="0.2071in" draw:z-index="41"><draw:object xlink:href="./Object 38" xlink:type="simple" xlink:show="embed" xlink:actuate="onLoad"/><draw:image xlink:href="./ObjectReplacements/Object 38" xlink:type="simple" xlink:show="embed" xlink:actuate="onLoad"/><svg:desc>formula</svg:desc></draw:frame></text:p>
      <text:p text:style-name="P10">Kolmogorov length scale <draw:frame draw:style-name="fr8" draw:name="Object39" text:anchor-type="as-char" svg:y="-0.172in" svg:width="0.8756in" svg:height="0.2138in" draw:z-index="43"><draw:object xlink:href="./Object 39" xlink:type="simple" xlink:show="embed" xlink:actuate="onLoad"/><draw:image xlink:href="./ObjectReplacements/Object 39" xlink:type="simple" xlink:show="embed" xlink:actuate="onLoad"/><svg:desc>formula</svg:desc></draw:frame> :<text:tab/><draw:frame draw:style-name="fr8" draw:name="Object40" text:anchor-type="as-char" svg:y="-0.1484in" svg:width="0.8661in" svg:height="0.1902in" draw:z-index="44"><draw:object xlink:href="./Object 40" xlink:type="simple" xlink:show="embed" xlink:actuate="onLoad"/><draw:image xlink:href="./ObjectReplacements/Object 40" xlink:type="simple" xlink:show="embed" xlink:actuate="onLoad"/><svg:desc>formula</svg:desc></draw:frame> </text:p>
      <text:p text:style-name="P13">Integral scale:<draw:frame draw:style-name="fr8" draw:name="Object41" text:anchor-type="as-char" svg:y="-0.2602in" svg:width="1.3756in" svg:height="0.4335in" draw:z-index="45"><draw:object xlink:href="./Object 41" xlink:type="simple" xlink:show="embed" xlink:actuate="onLoad"/><draw:image xlink:href="./ObjectReplacements/Object 41" xlink:type="simple" xlink:show="embed" xlink:actuate="onLoad"/><svg:desc>formula</svg:desc></draw:frame> :<text:tab/><text:tab/><draw:frame draw:style-name="fr8" draw:name="Object42" text:anchor-type="as-char" svg:y="-0.1484in" svg:width="0.7in" svg:height="0.1846in" draw:z-index="46"><draw:object xlink:href="./Object 42" xlink:type="simple" xlink:show="embed" xlink:actuate="onLoad"/><draw:image xlink:href="./ObjectReplacements/Object 42" xlink:type="simple" xlink:show="embed" xlink:actuate="onLoad"/><svg:desc>formula</svg:desc></draw:frame><text:tab/></text:p>
      <text:p text:style-name="P10">Large eddy turnover time: <draw:frame draw:style-name="fr8" draw:name="Object25" text:anchor-type="as-char" svg:y="-0.1484in" svg:width="0.7154in" svg:height="0.2098in" draw:z-index="29"><draw:object xlink:href="./Object 25" xlink:type="simple" xlink:show="embed" xlink:actuate="onLoad"/><draw:image xlink:href="./ObjectReplacements/Object 25" xlink:type="simple" xlink:show="embed" xlink:actuate="onLoad"/><svg:desc>formula</svg:desc></draw:frame> :<text:tab/><draw:frame draw:style-name="fr8" draw:name="Object26" text:anchor-type="as-char" svg:y="-0.1484in" svg:width="0.6835in" svg:height="0.2098in" draw:z-index="30"><draw:object xlink:href="./Object 26" xlink:type="simple" xlink:show="embed" xlink:actuate="onLoad"/><draw:image xlink:href="./ObjectReplacements/Object 26" xlink:type="simple" xlink:show="embed" xlink:actuate="onLoad"/><svg:desc>formula</svg:desc></draw:frame></text:p>
      <text:p text:style-name="P9"/>
      <text:p text:style-name="P9">Figures 1 and 2 show radial kinetic energy spectrum compared to the Kolmogorov inertial range spectrum.Figures 3 and 4 show time-series of <text:span text:style-name="T5">E</text:span><text:span text:style-name="T11">tot</text:span> and <text:span text:style-name="T5">Re</text:span><text:span text:style-name="T12"></text:span>. The values corresponding to the data in the database are for t&gt;0 and shown in solid lines.</text:p>
      <text:p text:style-name="P11"/>
      <text:p text:style-name="P12"><draw:frame draw:style-name="fr1" draw:name="Frame1" text:anchor-type="char" svg:y="0.1425in" svg:width="5.772in" svg:height="3.7827in" draw:z-index="17"><draw:text-box><text:p text:style-name="Standard"/><text:p text:style-name="P1"><draw:frame draw:style-name="fr4" draw:name="Image1" text:anchor-type="as-char" svg:width="5.472in" svg:height="3.1252in" draw:z-index="19"><draw:image xlink:href="Pictures/2000000D0000364B00001F022646D77A.wmf" xlink:type="simple" xlink:show="embed" xlink:actuate="onLoad"/></draw:frame></text:p><text:p text:style-name="P1">Figure 1: Radial kinetic energy spectrum, averaged in time between t=0 and 10.0<text:span text:style-name="T16">56</text:span>.</text:p><text:p text:style-name="Standard"/></draw:text-box></draw:frame></text:p>
      <text:p text:style-name="P12"/>
      <text:p text:style-name="P9"/>
      <text:p text:style-name="P9"><text:soft-page-break/></text:p>
      <text:p text:style-name="P9"><draw:frame draw:style-name="fr1" draw:name="Frame2" text:anchor-type="char" svg:y="0.0736in" svg:width="5.7634in" svg:height="3.8201in" draw:z-index="18"><draw:text-box><text:p text:style-name="Standard"/><text:p text:style-name="P1"><draw:frame draw:style-name="fr4" draw:name="Image2" text:anchor-type="as-char" svg:width="5.5in" svg:height="3.1252in" draw:z-index="21"><draw:image xlink:href="Pictures/2000000D0000369200001F02B6A62714.wmf" xlink:type="simple" xlink:show="embed" xlink:actuate="onLoad"/></draw:frame></text:p><text:p text:style-name="P1">Figure 2: Pre-multiplied spectrum, averaged in time between t=0 and 10.0<text:span text:style-name="T16">56</text:span>.</text:p><text:p text:style-name="Standard"/></draw:text-box></draw:frame></text:p>
      <text:p text:style-name="P12"><draw:frame draw:style-name="fr2" draw:name="Frame3" text:anchor-type="char" svg:x="0.1681in" svg:y="0.0165in" svg:width="5.5965in" svg:height="3.9693in" draw:z-index="22"><draw:text-box><text:p text:style-name="P1"><draw:frame draw:style-name="fr5" draw:name="Image3" text:anchor-type="as-char" svg:y="0in" svg:width="5.528in" svg:height="3.1252in" draw:z-index="42"><draw:image xlink:href="Pictures/2000000D000036D900001F027FD97226.wmf" xlink:type="simple" xlink:show="embed" xlink:actuate="onLoad"/></draw:frame></text:p><text:p text:style-name="P1">Figure 3: Total kinetic energy as function of time. Dashed line is times before ingestion into database. Data corresponding to the database is show using solid line between t=0 and 10.0<text:span text:style-name="T16">56</text:span>.</text:p></draw:text-box></draw:frame></text:p>
      <text:p text:style-name="P12"/>
      <text:p text:style-name="P12"/>
      <text:p text:style-name="P12"/>
      <text:p text:style-name="P6"/>
      <text:p text:style-name="P6"/>
      <text:p text:style-name="P6"/>
      <text:p text:style-name="P6"/>
      <text:p text:style-name="P6"/>
      <text:p text:style-name="P12"><text:soft-page-break/><text:span text:style-name="T3">R</text:span><draw:frame draw:style-name="fr3" draw:name="Frame4" text:anchor-type="char" svg:y="0.0528in" svg:width="5.7291in" svg:height="4.0937in" draw:z-index="20"><draw:text-box><text:p text:style-name="P1"><draw:frame draw:style-name="fr6" draw:name="Image4" text:anchor-type="paragraph" svg:width="5.472in" svg:height="3.1252in" draw:z-index="23"><draw:image xlink:href="Pictures/200000020000018A000000E1B74BF339.eps" xlink:type="simple" xlink:show="embed" xlink:actuate="onLoad"/></draw:frame></text:p><text:p text:style-name="P1">Figure 4: Taylor micro-scale Reynolds number as function of time. Dashed line is times before ingestion into database. Data corresponding to the database is show using solid line between t=0 and 10.0<text:span text:style-name="T16">56.</text:span></text:p></draw:text-box></draw:frame><text:span text:style-name="T3">eferences:</text:span></text:p>
      <text:list xml:id="list8715773495843875183" text:style-name="WW8Num3">
        <text:list-item>
          <text:p text:style-name="P17">Cao N.Z. and Chen S.Y., “Statistics and structures of pressure in isotropic turbulence”. Phys. Fluids. <text:span text:style-name="T4">11</text:span>.2235-2250 (1999)</text:p>
        </text:list-item>
        <text:list-item>
          <text:p text:style-name="P17">Patterson G.S. and Orszag S.A., “Spectral calculations of isotropic turbulence: efficient removal of aliasing interactions” Phys. Fluids. <text:span text:style-name="T4">14</text:span>,2538-2541 (1971).</text:p>
        </text:list-item>
        <text:list-item>
          <text:p text:style-name="P17">Note: The divergence-free condition in the simulation is enforced based on the spectral representation of the derivatives. The JHTDB analysis tools for gradients are based on finite differencing of various orders. Therefore, when evaluating the divergence using these spatially more localized derivative operators, a non-negligible error in the divergence is obtained, as expect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keep-with-next="always"/>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MTConvertedEquation"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z0" style:num-suffix="." style:num-format="I">
        <style:list-level-properties text:list-level-position-and-space-mode="label-alignment">
          <style:list-level-label-alignment text:label-followed-by="listtab" text:list-tab-stop-position="0.75in" fo:text-indent="-0.5in" fo:margin-left="0.7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dc:title>
    <meta:initial-creator>Luxi Shan</meta:initial-creator>
    <meta:creation-date>2007-10-11T18:15:00</meta:creation-date>
    <dc:date>2016-12-01T13:05:36.536030165</dc:date>
    <meta:print-date>2007-10-11T22:36:00</meta:print-date>
    <meta:editing-cycles>84</meta:editing-cycles>
    <meta:editing-duration>PT4H10M57S</meta:editing-duration>
    <meta:generator>LibreOffice/4.3.3.2$Linux_X86_64 LibreOffice_project/430m0$Build-2</meta:generator>
    <meta:document-statistic meta:table-count="0" meta:image-count="4" meta:object-count="39" meta:page-count="4" meta:paragraph-count="49" meta:word-count="563" meta:character-count="3633" meta:non-whitespace-character-count="3064"/>
    <meta:user-defined meta:name="MTMacEqns" meta:value-type="boolean">true</meta:user-defined>
  </office:meta>
</office:document-meta>
</file>

<file path=Object 1/content.xml><?xml version="1.0" encoding="utf-8"?>
<math xmlns="http://www.w3.org/1998/Math/MathML" display="block">
  <semantics>
    <mi mathvariant="normal">ν</mi>
    <annotation encoding="StarMath 5.0">%nu</annotation>
  </semantics>
</math>
</file>

<file path=Object 10/content.xml><?xml version="1.0" encoding="utf-8"?>
<math xmlns="http://www.w3.org/1998/Math/MathML" display="block">
  <semantics>
    <mrow>
      <mi mathvariant="normal">ε</mi>
      <mo stretchy="false">=</mo>
      <mn>0.103</mn>
    </mrow>
    <annotation encoding="StarMath 5.0">%varepsilon = 0.103</annotation>
  </semantics>
</math>
</file>

<file path=Object 11/content.xml><?xml version="1.0" encoding="utf-8"?>
<math xmlns="http://www.w3.org/1998/Math/MathML" display="block">
  <semantics>
    <mrow>
      <mi>u</mi>
      <mrow>
        <mi>'</mi>
        <mo stretchy="false">=</mo>
        <msqrt>
          <mrow>
            <mrow>
              <mo fence="true" stretchy="false">(</mo>
              <mrow>
                <mrow>
                  <mn>2</mn>
                  <mo stretchy="false">/</mo>
                  <mn>3</mn>
                </mrow>
              </mrow>
              <mo fence="true" stretchy="false">)</mo>
            </mrow>
            <msub>
              <mi>E</mi>
              <mi mathvariant="italic">tot</mi>
            </msub>
          </mrow>
        </msqrt>
      </mrow>
    </mrow>
    <annotation encoding="StarMath 5.0">u' = sqrt{ (2/3) E_{tot} }</annotation>
  </semantics>
</math>
</file>

<file path=Object 12/content.xml><?xml version="1.0" encoding="utf-8"?>
<math xmlns="http://www.w3.org/1998/Math/MathML" display="block">
  <semantics>
    <mrow>
      <mi>u</mi>
      <mrow>
        <mi>'</mi>
        <mo stretchy="false">=</mo>
        <mn>0.686</mn>
      </mrow>
    </mrow>
    <annotation encoding="StarMath 5.0">u' = 0.686</annotation>
  </semantics>
</math>
</file>

<file path=Object 13/content.xml><?xml version="1.0" encoding="utf-8"?>
<math xmlns="http://www.w3.org/1998/Math/MathML" display="block">
  <semantics>
    <mrow>
      <mi mathvariant="normal">λ</mi>
      <mo stretchy="false">=</mo>
      <msqrt>
        <mrow>
          <mn>15</mn>
          <mi mathvariant="normal">ν</mi>
          <mi>u</mi>
          <mrow>
            <msup>
              <mi>'</mi>
              <mn>2</mn>
            </msup>
            <mo stretchy="false">/</mo>
            <mi mathvariant="normal">ε</mi>
          </mrow>
        </mrow>
      </msqrt>
    </mrow>
    <annotation encoding="StarMath 5.0">%lambda = sqrt{ 15 %nu u'^2 / %varepsilon }</annotation>
  </semantics>
</math>
</file>

<file path=Object 14/content.xml><?xml version="1.0" encoding="utf-8"?>
<math xmlns="http://www.w3.org/1998/Math/MathML" display="block">
  <semantics>
    <mrow>
      <mi mathvariant="normal">λ</mi>
      <mo stretchy="false">=</mo>
      <mn>0.113</mn>
    </mrow>
    <annotation encoding="StarMath 5.0">%lambda = 0.113</annotation>
  </semantics>
</math>
</file>

<file path=Object 15/content.xml><?xml version="1.0" encoding="utf-8"?>
<math xmlns="http://www.w3.org/1998/Math/MathML" display="block">
  <semantics>
    <mrow>
      <mrow>
        <msub>
          <mi>R</mi>
          <mi mathvariant="normal">λ</mi>
        </msub>
        <mo stretchy="false">=</mo>
        <mi>u</mi>
      </mrow>
      <mi>'</mi>
      <mrow>
        <mi mathvariant="normal">λ</mi>
        <mo stretchy="false">/</mo>
        <mi mathvariant="normal">ν</mi>
      </mrow>
    </mrow>
    <annotation encoding="StarMath 5.0">R_{%lambda} = u' %lambda / %nu</annotation>
  </semantics>
</math>
</file>

<file path=Object 16/content.xml><?xml version="1.0" encoding="utf-8"?>
<math xmlns="http://www.w3.org/1998/Math/MathML" display="block">
  <semantics>
    <mrow>
      <msub>
        <mi>R</mi>
        <mi mathvariant="normal">λ</mi>
      </msub>
      <mo stretchy="false">=</mo>
      <mn>418</mn>
    </mrow>
    <annotation encoding="StarMath 5.0">R_{%lambda} = 418</annotation>
  </semantics>
</math>
</file>

<file path=Object 17/content.xml><?xml version="1.0" encoding="utf-8"?>
<math xmlns="http://www.w3.org/1998/Math/MathML" display="block">
  <semantics>
    <mrow>
      <msub>
        <mi mathvariant="normal">τ</mi>
        <mi mathvariant="normal">η</mi>
      </msub>
      <mo stretchy="false">=</mo>
      <msqrt>
        <mfrac>
          <mi mathvariant="normal">ν</mi>
          <mi mathvariant="normal">ε</mi>
        </mfrac>
      </msqrt>
    </mrow>
    <annotation encoding="StarMath 5.0">%tau_%eta = sqrt { %nu over %varepsilon }</annotation>
  </semantics>
</math>
</file>

<file path=Object 18/content.xml><?xml version="1.0" encoding="utf-8"?>
<math xmlns="http://www.w3.org/1998/Math/MathML" display="block">
  <semantics>
    <mrow>
      <mstyle mathsize="12pt">
        <mrow>
          <mrow>
            <msub>
              <mi>τ</mi>
              <mstyle mathsize="8pt">
                <mi>η</mi>
              </mstyle>
            </msub>
            <mo stretchy="false">=</mo>
            <mn>0</mn>
          </mrow>
          <mtext>.</mtext>
          <mtext>0424</mtext>
        </mrow>
      </mstyle>
      <mrow/>
    </mrow>
    <annotation encoding="StarMath 5.0"> size 12{τ rSub { size 8{η} } =0 "." "0424"} {}</annotation>
  </semantics>
</math>
</file>

<file path=Object 19/content.xml><?xml version="1.0" encoding="utf-8"?>
<math xmlns="http://www.w3.org/1998/Math/MathML" display="block">
  <semantics>
    <mrow>
      <mrow>
        <mi mathvariant="normal">η</mi>
        <mo stretchy="false">=</mo>
        <msup>
          <mi mathvariant="normal">ν</mi>
          <mrow>
            <mn>3</mn>
            <mo stretchy="false">/</mo>
            <mn>4</mn>
          </mrow>
        </msup>
      </mrow>
      <msup>
        <mi mathvariant="normal">ε</mi>
        <mrow>
          <mrow>
            <mo stretchy="false">−</mo>
            <mn>1</mn>
          </mrow>
          <mo stretchy="false">/</mo>
          <mn>4</mn>
        </mrow>
      </msup>
    </mrow>
    <annotation encoding="StarMath 5.0">%eta = %nu^{3/4} %varepsilon^{-1/4}</annotation>
  </semantics>
</math>
</file>

<file path=Object 2/content.xml><?xml version="1.0" encoding="utf-8"?>
<math xmlns="http://www.w3.org/1998/Math/MathML" display="block">
  <semantics>
    <mrow>
      <mi mathvariant="normal">Δ</mi>
      <mi>t</mi>
    </mrow>
    <annotation encoding="StarMath 5.0">%DELTA t</annotation>
  </semantics>
</math>
</file>

<file path=Object 20/content.xml><?xml version="1.0" encoding="utf-8"?>
<math xmlns="http://www.w3.org/1998/Math/MathML" display="block">
  <semantics>
    <mrow>
      <mi mathvariant="normal">η</mi>
      <mo stretchy="false">=</mo>
      <mn>0.00280</mn>
    </mrow>
    <annotation encoding="StarMath 5.0">%eta = 0.00280</annotation>
  </semantics>
</math>
</file>

<file path=Object 21/content.xml><?xml version="1.0" encoding="utf-8"?>
<math xmlns="http://www.w3.org/1998/Math/MathML" display="block">
  <semantics>
    <mrow>
      <mrow>
        <mi>L</mi>
        <mo stretchy="false">=</mo>
        <mfrac>
          <mi mathvariant="normal">π</mi>
          <mrow>
            <mn>2</mn>
            <mi>u</mi>
            <msup>
              <mi>'</mi>
              <mn>2</mn>
            </msup>
          </mrow>
        </mfrac>
      </mrow>
      <mrow>
        <mo stretchy="false">∫</mo>
        <mfrac>
          <mrow>
            <mi>E</mi>
            <mrow>
              <mo fence="true" stretchy="false">(</mo>
              <mrow>
                <mi>k</mi>
              </mrow>
              <mo fence="true" stretchy="false">)</mo>
            </mrow>
          </mrow>
          <mi>k</mi>
        </mfrac>
      </mrow>
      <mi mathvariant="italic">dk</mi>
    </mrow>
    <annotation encoding="StarMath 5.0">L = %pi over {2 u'^2}  Int{{{E(k)} over {k}}}  dk</annotation>
  </semantics>
</math>
</file>

<file path=Object 22/content.xml><?xml version="1.0" encoding="utf-8"?>
<math xmlns="http://www.w3.org/1998/Math/MathML" display="block">
  <semantics>
    <mrow>
      <mi>L</mi>
      <mo stretchy="false">=</mo>
      <mn>1.364</mn>
    </mrow>
    <annotation encoding="StarMath 5.0">L = 1.364</annotation>
  </semantics>
</math>
</file>

<file path=Object 23/content.xml><?xml version="1.0" encoding="utf-8"?>
<math xmlns="http://www.w3.org/1998/Math/MathML" display="block">
  <semantics>
    <mrow>
      <mrow>
        <msub>
          <mi>T</mi>
          <mi>L</mi>
        </msub>
        <mo stretchy="false">=</mo>
        <mrow>
          <mi>L</mi>
          <mo stretchy="false">/</mo>
          <mi>u</mi>
        </mrow>
      </mrow>
      <mi>'</mi>
    </mrow>
    <annotation encoding="StarMath 5.0">T_L = L/u'</annotation>
  </semantics>
</math>
</file>

<file path=Object 24/content.xml><?xml version="1.0" encoding="utf-8"?>
<math xmlns="http://www.w3.org/1998/Math/MathML" display="block">
  <semantics>
    <mrow>
      <msub>
        <mi>T</mi>
        <mi>L</mi>
      </msub>
      <mo stretchy="false">=</mo>
      <mn>1.99</mn>
    </mrow>
    <annotation encoding="StarMath 5.0">T_L = 1.99</annotation>
  </semantics>
</math>
</file>

<file path=Object 25/content.xml><?xml version="1.0" encoding="utf-8"?>
<math xmlns="http://www.w3.org/1998/Math/MathML" display="block">
  <semantics>
    <mrow>
      <mrow>
        <msub>
          <mi>T</mi>
          <mi>L</mi>
        </msub>
        <mo stretchy="false">=</mo>
        <mrow>
          <mi>L</mi>
          <mo stretchy="false">/</mo>
          <mi>u</mi>
        </mrow>
      </mrow>
      <mi>'</mi>
    </mrow>
    <annotation encoding="StarMath 5.0">T_L = L/u'</annotation>
  </semantics>
</math>
</file>

<file path=Object 26/content.xml><?xml version="1.0" encoding="utf-8"?>
<math xmlns="http://www.w3.org/1998/Math/MathML" display="block">
  <semantics>
    <mrow>
      <msub>
        <mi>T</mi>
        <mi>L</mi>
      </msub>
      <mo stretchy="false">=</mo>
      <mn>2.02</mn>
    </mrow>
    <annotation encoding="StarMath 5.0">T_L = 2.02</annotation>
  </semantics>
</math>
</file>

<file path=Object 27/content.xml><?xml version="1.0" encoding="utf-8"?>
<math xmlns="http://www.w3.org/1998/Math/MathML" display="block">
  <semantics>
    <mrow>
      <mrow>
        <msub>
          <mi>E</mi>
          <mi mathvariant="italic">tot</mi>
        </msub>
        <mo stretchy="false">=</mo>
        <mfrac>
          <mn>1</mn>
          <mn>2</mn>
        </mfrac>
      </mrow>
      <mrow>
        <mo fence="true" stretchy="false">⟨</mo>
        <mrow>
          <mrow>
            <msub>
              <mi>u</mi>
              <mi>i</mi>
            </msub>
            <msub>
              <mi>u</mi>
              <mi>i</mi>
            </msub>
          </mrow>
        </mrow>
        <mo fence="true" stretchy="false">⟩</mo>
      </mrow>
    </mrow>
    <annotation encoding="StarMath 5.0">E_{tot} = {1} over {2}  langle u_i u_i rangle</annotation>
  </semantics>
</math>
</file>

<file path=Object 28/content.xml><?xml version="1.0" encoding="utf-8"?>
<math xmlns="http://www.w3.org/1998/Math/MathML" display="block">
  <semantics>
    <mrow>
      <msub>
        <mi>E</mi>
        <mi mathvariant="italic">tot</mi>
      </msub>
      <mo stretchy="false">=</mo>
      <mn>0.695</mn>
    </mrow>
    <annotation encoding="StarMath 5.0">E_{tot} = 0.695</annotation>
  </semantics>
</math>
</file>

<file path=Object 29/content.xml><?xml version="1.0" encoding="utf-8"?>
<math xmlns="http://www.w3.org/1998/Math/MathML" display="block">
  <semantics>
    <mrow>
      <mrow>
        <mi mathvariant="normal">ε</mi>
        <mo stretchy="false">=</mo>
        <mn>2</mn>
      </mrow>
      <mi mathvariant="normal">ν</mi>
      <mrow>
        <mo fence="true" stretchy="false">⟨</mo>
        <mrow>
          <mrow>
            <msub>
              <mi>S</mi>
              <mi mathvariant="italic">ij</mi>
            </msub>
            <msub>
              <mi>S</mi>
              <mi mathvariant="italic">ij</mi>
            </msub>
          </mrow>
        </mrow>
        <mo fence="true" stretchy="false">⟩</mo>
      </mrow>
    </mrow>
    <annotation encoding="StarMath 5.0">%varepsilon = 2 %nu langle S_{ij} S_{ij} rangle</annotation>
  </semantics>
</math>
</file>

<file path=Object 30/content.xml><?xml version="1.0" encoding="utf-8"?>
<math xmlns="http://www.w3.org/1998/Math/MathML" display="block">
  <semantics>
    <mrow>
      <mi mathvariant="normal">ε</mi>
      <mo stretchy="false">=</mo>
      <mn>0.0928</mn>
    </mrow>
    <annotation encoding="StarMath 5.0">%varepsilon = 0.0928</annotation>
  </semantics>
</math>
</file>

<file path=Object 31/content.xml><?xml version="1.0" encoding="utf-8"?>
<math xmlns="http://www.w3.org/1998/Math/MathML" display="block">
  <semantics>
    <mrow>
      <mi>u</mi>
      <mrow>
        <mi>'</mi>
        <mo stretchy="false">=</mo>
        <msqrt>
          <mrow>
            <mrow>
              <mo fence="true" stretchy="false">(</mo>
              <mrow>
                <mrow>
                  <mn>2</mn>
                  <mo stretchy="false">/</mo>
                  <mn>3</mn>
                </mrow>
              </mrow>
              <mo fence="true" stretchy="false">)</mo>
            </mrow>
            <msub>
              <mi>E</mi>
              <mi mathvariant="italic">tot</mi>
            </msub>
          </mrow>
        </msqrt>
      </mrow>
    </mrow>
    <annotation encoding="StarMath 5.0">u' = sqrt{ (2/3) E_{tot} }</annotation>
  </semantics>
</math>
</file>

<file path=Object 32/content.xml><?xml version="1.0" encoding="utf-8"?>
<math xmlns="http://www.w3.org/1998/Math/MathML" display="block">
  <semantics>
    <mrow>
      <mi>u</mi>
      <mrow>
        <mi>'</mi>
        <mo stretchy="false">=</mo>
        <mn>0.681</mn>
      </mrow>
    </mrow>
    <annotation encoding="StarMath 5.0">u' = 0.681</annotation>
  </semantics>
</math>
</file>

<file path=Object 33/content.xml><?xml version="1.0" encoding="utf-8"?>
<math xmlns="http://www.w3.org/1998/Math/MathML" display="block">
  <semantics>
    <mrow>
      <mi mathvariant="normal">λ</mi>
      <mo stretchy="false">=</mo>
      <msqrt>
        <mrow>
          <mn>15</mn>
          <mi mathvariant="normal">ν</mi>
          <mi>u</mi>
          <mrow>
            <msup>
              <mi>'</mi>
              <mn>2</mn>
            </msup>
            <mo stretchy="false">/</mo>
            <mi mathvariant="normal">ε</mi>
          </mrow>
        </mrow>
      </msqrt>
    </mrow>
    <annotation encoding="StarMath 5.0">%lambda = sqrt{ 15 %nu u'^2 / %varepsilon }</annotation>
  </semantics>
</math>
</file>

<file path=Object 34/content.xml><?xml version="1.0" encoding="utf-8"?>
<math xmlns="http://www.w3.org/1998/Math/MathML" display="block">
  <semantics>
    <mrow>
      <mi mathvariant="normal">λ</mi>
      <mo stretchy="false">=</mo>
      <mn>0.118</mn>
    </mrow>
    <annotation encoding="StarMath 5.0">%lambda = 0.118</annotation>
  </semantics>
</math>
</file>

<file path=Object 35/content.xml><?xml version="1.0" encoding="utf-8"?>
<math xmlns="http://www.w3.org/1998/Math/MathML" display="block">
  <semantics>
    <mrow>
      <mrow>
        <msub>
          <mi>R</mi>
          <mi mathvariant="normal">λ</mi>
        </msub>
        <mo stretchy="false">=</mo>
        <mi>u</mi>
      </mrow>
      <mi>'</mi>
      <mrow>
        <mi mathvariant="normal">λ</mi>
        <mo stretchy="false">/</mo>
        <mi mathvariant="normal">ν</mi>
      </mrow>
    </mrow>
    <annotation encoding="StarMath 5.0">R_{%lambda} = u' %lambda / %nu</annotation>
  </semantics>
</math>
</file>

<file path=Object 36/content.xml><?xml version="1.0" encoding="utf-8"?>
<math xmlns="http://www.w3.org/1998/Math/MathML" display="block">
  <semantics>
    <mrow>
      <msub>
        <mi>R</mi>
        <mi mathvariant="normal">λ</mi>
      </msub>
      <mo stretchy="false">=</mo>
      <mn>433</mn>
    </mrow>
    <annotation encoding="StarMath 5.0">R_{%lambda} = 433</annotation>
  </semantics>
</math>
</file>

<file path=Object 37/content.xml><?xml version="1.0" encoding="utf-8"?>
<math xmlns="http://www.w3.org/1998/Math/MathML" display="block">
  <semantics>
    <mrow>
      <msub>
        <mi mathvariant="normal">τ</mi>
        <mi mathvariant="normal">η</mi>
      </msub>
      <mo stretchy="false">=</mo>
      <msqrt>
        <mfrac>
          <mi mathvariant="normal">ν</mi>
          <mi mathvariant="normal">ε</mi>
        </mfrac>
      </msqrt>
    </mrow>
    <annotation encoding="StarMath 5.0">%tau_%eta = sqrt { %nu over %varepsilon }</annotation>
  </semantics>
</math>
</file>

<file path=Object 38/content.xml><?xml version="1.0" encoding="utf-8"?>
<math xmlns="http://www.w3.org/1998/Math/MathML" display="block">
  <semantics>
    <mrow>
      <msub>
        <mi mathvariant="normal">τ</mi>
        <mi mathvariant="normal">η</mi>
      </msub>
      <mo stretchy="false">=</mo>
      <mn>0.0446</mn>
    </mrow>
    <annotation encoding="StarMath 5.0"> %tau_%eta = 0.0446</annotation>
  </semantics>
</math>
</file>

<file path=Object 39/content.xml><?xml version="1.0" encoding="utf-8"?>
<math xmlns="http://www.w3.org/1998/Math/MathML" display="block">
  <semantics>
    <mrow>
      <mrow>
        <mi mathvariant="normal">η</mi>
        <mo stretchy="false">=</mo>
        <msup>
          <mi mathvariant="normal">ν</mi>
          <mrow>
            <mn>3</mn>
            <mo stretchy="false">/</mo>
            <mn>4</mn>
          </mrow>
        </msup>
      </mrow>
      <msup>
        <mi mathvariant="normal">ε</mi>
        <mrow>
          <mrow>
            <mo stretchy="false">−</mo>
            <mn>1</mn>
          </mrow>
          <mo stretchy="false">/</mo>
          <mn>4</mn>
        </mrow>
      </msup>
    </mrow>
    <annotation encoding="StarMath 5.0">%eta = %nu^{3/4} %varepsilon^{-1/4}</annotation>
  </semantics>
</math>
</file>

<file path=Object 40/content.xml><?xml version="1.0" encoding="utf-8"?>
<math xmlns="http://www.w3.org/1998/Math/MathML" display="block">
  <semantics>
    <mrow>
      <mi mathvariant="normal">η</mi>
      <mo stretchy="false">=</mo>
      <mn>0.00287</mn>
    </mrow>
    <annotation encoding="StarMath 5.0">%eta = 0.00287</annotation>
  </semantics>
</math>
</file>

<file path=Object 41/content.xml><?xml version="1.0" encoding="utf-8"?>
<math xmlns="http://www.w3.org/1998/Math/MathML" display="block">
  <semantics>
    <mrow>
      <mrow>
        <mi>L</mi>
        <mo stretchy="false">=</mo>
        <mfrac>
          <mi mathvariant="normal">π</mi>
          <mrow>
            <mn>2</mn>
            <mi>u</mi>
            <msup>
              <mi>'</mi>
              <mn>2</mn>
            </msup>
          </mrow>
        </mfrac>
      </mrow>
      <mrow>
        <mo stretchy="false">∫</mo>
        <mfrac>
          <mrow>
            <mi>E</mi>
            <mrow>
              <mo fence="true" stretchy="false">(</mo>
              <mrow>
                <mi>k</mi>
              </mrow>
              <mo fence="true" stretchy="false">)</mo>
            </mrow>
          </mrow>
          <mi>k</mi>
        </mfrac>
      </mrow>
      <mi mathvariant="italic">dk</mi>
    </mrow>
    <annotation encoding="StarMath 5.0">L = %pi over {2 u'^2}  Int{{{E(k)} over {k}}}  dk</annotation>
  </semantics>
</math>
</file>

<file path=Object 42/content.xml><?xml version="1.0" encoding="utf-8"?>
<math xmlns="http://www.w3.org/1998/Math/MathML" display="block">
  <semantics>
    <mrow>
      <mi>L</mi>
      <mo stretchy="false">=</mo>
      <mn>1.376</mn>
    </mrow>
    <annotation encoding="StarMath 5.0">L = 1.376</annotation>
  </semantics>
</math>
</file>

<file path=Object 43/content.xml><?xml version="1.0" encoding="utf-8"?>
<math xmlns="http://www.w3.org/1998/Math/MathML" display="block">
  <semantics>
    <mrow>
      <mn>2</mn>
      <mrow>
        <msqrt>
          <mn>2</mn>
        </msqrt>
        <mo stretchy="false">/</mo>
        <mn>3</mn>
      </mrow>
    </mrow>
    <annotation encoding="StarMath 5.0">2 sqrt2 /3</annotation>
  </semantics>
</math>
</file>

<file path=Object 7/content.xml><?xml version="1.0" encoding="utf-8"?>
<math xmlns="http://www.w3.org/1998/Math/MathML" display="block">
  <semantics>
    <mrow>
      <mrow>
        <msub>
          <mi>E</mi>
          <mi mathvariant="italic">tot</mi>
        </msub>
        <mo stretchy="false">=</mo>
        <mfrac>
          <mn>1</mn>
          <mn>2</mn>
        </mfrac>
      </mrow>
      <mrow>
        <mo fence="true" stretchy="false">⟨</mo>
        <mrow>
          <mrow>
            <msub>
              <mi>u</mi>
              <mi>i</mi>
            </msub>
            <msub>
              <mi>u</mi>
              <mi>i</mi>
            </msub>
          </mrow>
        </mrow>
        <mo fence="true" stretchy="false">⟩</mo>
      </mrow>
    </mrow>
    <annotation encoding="StarMath 5.0">E_{tot} = {1} over {2}  langle u_i u_i rangle</annotation>
  </semantics>
</math>
</file>

<file path=Object 8/content.xml><?xml version="1.0" encoding="utf-8"?>
<math xmlns="http://www.w3.org/1998/Math/MathML" display="block">
  <semantics>
    <mrow>
      <msub>
        <mi>E</mi>
        <mi mathvariant="italic">tot</mi>
      </msub>
      <mo stretchy="false">=</mo>
      <mn>0.705</mn>
    </mrow>
    <annotation encoding="StarMath 5.0">E_{tot} = 0.705</annotation>
  </semantics>
</math>
</file>

<file path=Object 9/content.xml><?xml version="1.0" encoding="utf-8"?>
<math xmlns="http://www.w3.org/1998/Math/MathML" display="block">
  <semantics>
    <mrow>
      <mrow>
        <mi mathvariant="normal">ε</mi>
        <mo stretchy="false">=</mo>
        <mn>2</mn>
      </mrow>
      <mi mathvariant="normal">ν</mi>
      <mrow>
        <mo fence="true" stretchy="false">⟨</mo>
        <mrow>
          <mrow>
            <msub>
              <mi>S</mi>
              <mi mathvariant="italic">ij</mi>
            </msub>
            <msub>
              <mi>S</mi>
              <mi mathvariant="italic">ij</mi>
            </msub>
          </mrow>
        </mrow>
        <mo fence="true" stretchy="false">⟩</mo>
      </mrow>
    </mrow>
    <annotation encoding="StarMath 5.0">%varepsilon = 2 %nu langle S_{ij} S_{ij} rangle</annotation>
  </semantics>
</math>
</file>